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30" officeooo:paragraph-rsid="00155d30"/>
    </style:style>
    <style:style style:name="T1" style:family="text">
      <style:text-properties officeooo:rsid="00166c31"/>
    </style:style>
    <style:style style:name="T2" style:family="text">
      <style:text-properties officeooo:rsid="0038b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assda</text:span>a<text:span text:style-name="T1">aailajsdlkasnsdsasaassaaaaassssssssassass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17:02.479079489</meta:creation-date>
    <dc:date>2018-02-25T17:19:52.941438398</dc:date>
    <meta:editing-duration>PT4H32M22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5" meta:non-whitespace-character-count="55"/>
  </office:meta>
</office:document-meta>
</file>